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428" draw:textarea-horizontal-align="justify" draw:textarea-vertical-align="middle" draw:auto-grow-height="false" fo:min-height="1.02cm" fo:min-width="3.516cm" loext:decorative="false"/>
      <style:paragraph-properties style:writing-mode="lr-tb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1.098cm" fo:min-width="2.643cm" loext:decorative="false"/>
      <style:paragraph-properties style:writing-mode="lr-tb"/>
    </style:style>
    <style:style style:name="gr3" style:family="graphic" style:parent-style-name="standard">
      <style:graphic-properties draw:fill="solid" draw:fill-color="#ffd428" draw:textarea-horizontal-align="justify" draw:textarea-vertical-align="middle" draw:auto-grow-height="false" fo:min-height="1.097cm" fo:min-width="2.42cm" loext:decorative="false"/>
      <style:paragraph-properties style:writing-mode="lr-tb"/>
    </style:style>
    <style:style style:name="gr4" style:family="graphic" style:parent-style-name="standard">
      <style:graphic-properties draw:fill="solid" draw:fill-color="#ffd428" draw:textarea-horizontal-align="justify" draw:textarea-vertical-align="middle" draw:auto-grow-height="false" fo:min-height="0.873cm" fo:min-width="2.419cm" loext:decorative="false"/>
      <style:paragraph-properties style:writing-mode="lr-tb"/>
    </style:style>
    <style:style style:name="gr5" style:family="graphic" style:parent-style-name="standard">
      <style:graphic-properties draw:fill="solid" draw:fill-color="#ffd428" draw:textarea-horizontal-align="justify" draw:textarea-vertical-align="middle" draw:auto-grow-height="false" fo:min-height="1.337cm" fo:min-width="3.628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solid" draw:fill-color="#ffd428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solid" draw:fill-color="#ffd428" draw:textarea-vertical-align="middle" loext:decorative="false"/>
    </style:style>
    <style:style style:name="gr8" style:family="graphic" style:parent-style-name="objectwithoutfill">
      <style:graphic-properties draw:marker-end="Arrowheads_20_6" draw:marker-end-width="0.3cm" draw:fill="solid" draw:fill-color="#ffd428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solid" draw:fill-color="#ffd428" draw:textarea-vertical-align="middle" loext:decorative="false"/>
    </style:style>
    <style:style style:name="gr10" style:family="graphic" style:parent-style-name="objectwithoutfill">
      <style:graphic-properties draw:marker-end="Arrowheads_20_12" draw:marker-end-width="0.3cm" draw:fill="solid" draw:fill-color="#ffd428" draw:textarea-vertical-align="middle" loext:decorative="false"/>
    </style:style>
    <style:style style:name="gr11" style:family="graphic" style:parent-style-name="standard">
      <style:graphic-properties draw:fill="solid" draw:fill-color="#ffd428" draw:textarea-horizontal-align="justify" draw:textarea-vertical-align="middle" draw:auto-grow-height="false" fo:min-height="1.097cm" fo:min-width="2.869cm" loext:decorative="false"/>
      <style:paragraph-properties style:writing-mode="lr-tb"/>
    </style:style>
    <style:style style:name="gr12" style:family="graphic" style:parent-style-name="standard">
      <style:graphic-properties draw:fill="solid" draw:fill-color="#ffd428" draw:textarea-horizontal-align="justify" draw:textarea-vertical-align="middle" draw:auto-grow-height="false" fo:min-height="1.097cm" fo:min-width="2.419cm" loext:decorative="false"/>
      <style:paragraph-properties style:writing-mode="lr-tb"/>
    </style:style>
    <style:style style:name="gr13" style:family="graphic" style:parent-style-name="standard">
      <style:graphic-properties draw:fill="solid" draw:fill-color="#ffd428" draw:textarea-horizontal-align="justify" draw:textarea-vertical-align="middle" draw:auto-grow-height="false" fo:min-height="1.322cm" fo:min-width="2.86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3" draw:marker-end-width="0.3cm" draw:fill="solid" draw:fill-color="#ffd428" draw:textarea-vertical-align="middle" loext:decorative="false"/>
    </style:style>
    <style:style style:name="gr15" style:family="graphic" style:parent-style-name="standard">
      <style:graphic-properties draw:fill="solid" draw:fill-color="#ffd428" draw:textarea-horizontal-align="justify" draw:textarea-vertical-align="middle" draw:auto-grow-height="false" fo:min-height="1.323cm" fo:min-width="2.869cm" loext:decorative="false"/>
      <style:paragraph-properties style:writing-mode="lr-tb"/>
    </style:style>
    <style:style style:name="gr16" style:family="graphic" style:parent-style-name="standard">
      <style:graphic-properties draw:fill="solid" draw:fill-color="#ffd428" draw:textarea-horizontal-align="justify" draw:textarea-vertical-align="middle" draw:auto-grow-height="false" fo:min-height="0.874cm" fo:min-width="2.194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8" draw:marker-end-width="0.3cm" draw:fill="solid" draw:fill-color="#ffd428" draw:textarea-vertical-align="middle" loext:decorative="false"/>
    </style:style>
    <style:style style:name="gr18" style:family="graphic" style:parent-style-name="objectwithoutfill">
      <style:graphic-properties draw:marker-end="Arrowheads_20_19" draw:marker-end-width="0.3cm" draw:fill="solid" draw:fill-color="#ffd428" draw:textarea-vertical-align="middle" loext:decorative="false"/>
    </style:style>
    <style:style style:name="gr19" style:family="graphic" style:parent-style-name="objectwithoutfill">
      <style:graphic-properties draw:marker-end="Arrowheads_20_20" draw:marker-end-width="0.3cm" draw:fill="solid" draw:fill-color="#ffd428" draw:textarea-vertical-align="middle" loext:decorative="false"/>
    </style:style>
    <style:style style:name="gr20" style:family="graphic" style:parent-style-name="standard">
      <style:graphic-properties draw:fill="solid" draw:fill-color="#ffd428" draw:textarea-horizontal-align="justify" draw:textarea-vertical-align="middle" draw:auto-grow-height="false" fo:min-height="0.873cm" fo:min-width="2.194cm" loext:decorative="false"/>
      <style:paragraph-properties style:writing-mode="lr-tb"/>
    </style:style>
    <style:style style:name="gr21" style:family="graphic" style:parent-style-name="objectwithoutfill">
      <style:graphic-properties draw:marker-start="Arrowheads_20_22" draw:marker-start-width="0.3cm" draw:marker-end="Arrowheads_20_23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fill="solid" draw:fill-color="#ffd428" draw:textarea-horizontal-align="justify" draw:textarea-vertical-align="middle" draw:auto-grow-height="false" fo:min-height="0.649cm" fo:min-width="1.971cm" loext:decorative="false"/>
      <style:paragraph-properties style:writing-mode="lr-tb"/>
    </style:style>
    <style:style style:name="gr23" style:family="graphic" style:parent-style-name="standard">
      <style:graphic-properties draw:fill="solid" draw:fill-color="#ffd428" draw:textarea-horizontal-align="justify" draw:textarea-vertical-align="middle" draw:auto-grow-height="false" fo:min-height="0.874cm" fo:min-width="2.419cm" loext:decorative="false"/>
      <style:paragraph-properties style:writing-mode="lr-tb"/>
    </style:style>
    <style:style style:name="gr24" style:family="graphic" style:parent-style-name="objectwithoutfill">
      <style:graphic-properties draw:marker-start="Arrowheads_20_24" draw:marker-start-width="0.3cm" draw:marker-end="Arrowheads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start="Arrowheads_20_26" draw:marker-start-width="0.3cm" draw:marker-end="Arrowheads_20_2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start="Arrowheads_20_28" draw:marker-start-width="0.3cm" draw:marker-end="Arrowheads_20_2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start="Arrowheads_20_32" draw:marker-start-width="0.3cm" draw:marker-end="Arrowheads_20_3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start="Arrowheads_20_34" draw:marker-start-width="0.3cm" draw:marker-end="Arrowheads_20_35" draw:marker-end-width="0.3cm" draw:fill="none" draw:textarea-vertical-align="middle" loext:decorative="false"/>
    </style:style>
    <style:style style:name="gr29" style:family="graphic" style:parent-style-name="standard">
      <style:graphic-properties draw:fill="solid" draw:fill-color="#ffd428" draw:textarea-horizontal-align="justify" draw:textarea-vertical-align="middle" draw:auto-grow-height="false" fo:min-height="0.649cm" fo:min-width="1.296cm" loext:decorative="false"/>
      <style:paragraph-properties style:writing-mode="lr-tb"/>
    </style:style>
    <style:style style:name="gr30" style:family="graphic" style:parent-style-name="standard">
      <style:graphic-properties draw:fill="solid" draw:fill-color="#ffd428" draw:textarea-horizontal-align="justify" draw:textarea-vertical-align="middle" draw:auto-grow-height="false" fo:min-height="0.649cm" fo:min-width="1.073cm" loext:decorative="false"/>
      <style:paragraph-properties style:writing-mode="lr-tb"/>
    </style:style>
    <style:style style:name="gr31" style:family="graphic" style:parent-style-name="standard">
      <style:graphic-properties draw:fill="solid" draw:fill-color="#ffd428" draw:textarea-horizontal-align="justify" draw:textarea-vertical-align="middle" draw:auto-grow-height="false" fo:min-height="0.648cm" fo:min-width="0.847cm" loext:decorative="false"/>
      <style:paragraph-properties style:writing-mode="lr-tb"/>
    </style:style>
    <style:style style:name="gr32" style:family="graphic" style:parent-style-name="standard">
      <style:graphic-properties draw:fill="solid" draw:fill-color="#ffd428" draw:textarea-horizontal-align="justify" draw:textarea-vertical-align="middle" draw:auto-grow-height="false" fo:min-height="0.648cm" fo:min-width="1.006cm" loext:decorative="false"/>
      <style:paragraph-properties style:writing-mode="lr-tb"/>
    </style:style>
    <style:style style:name="gr33" style:family="graphic" style:parent-style-name="objectwithoutfill">
      <style:graphic-properties draw:marker-start="Arrowheads_20_36" draw:marker-start-width="0.3cm" draw:marker-end="Arrowheads_20_3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start="Arrowheads_20_38" draw:marker-start-width="0.3cm" draw:marker-end="Arrowheads_20_39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start="Arrowheads_20_40" draw:marker-start-width="0.3cm" draw:marker-end="Arrowheads_20_41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start="Arrowheads_20_42" draw:marker-start-width="0.3cm" draw:marker-end="Arrowheads_20_43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start="Arrowheads_20_44" draw:marker-start-width="0.3cm" draw:marker-end="Arrowheads_20_45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start="Arrowheads_20_46" draw:marker-start-width="0.3cm" draw:marker-end="Arrowheads_20_47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start="Arrowheads_20_48" draw:marker-start-width="0.3cm" draw:marker-end="Arrowheads_20_4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ffd428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ffd428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d428"/>
      <style:paragraph-properties fo:text-align="center"/>
    </style:style>
    <style:style style:name="P8" style:family="paragraph">
      <loext:graphic-properties draw:fill="solid" draw:fill-color="#ffd428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ffd428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016cm" svg:height="1.27cm" svg:x="11.962cm" svg:y="1cm">
          <text:p text:style-name="P1"><text:span text:style-name="T1">top_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4.445cm" svg:height="1.906cm" svg:x="3.222cm" svg:y="4.174cm">
          <text:p text:style-name="P3"><text:span text:style-name="T2">score_controll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5" draw:id="id5" draw:layer="layout" svg:width="4.128cm" svg:height="1.905cm" svg:x="3.222cm" svg:y="9.255cm">
          <text:p text:style-name="P3"><text:span text:style-name="T2">sev_seg_dr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" draw:id="id1" draw:layer="layout" svg:width="4.127cm" svg:height="1.587cm" svg:x="3.223cm" svg:y="15.288cm">
          <text:p text:style-name="P3"><text:span text:style-name="T2">sev_seg_deco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xml:id="id2" draw:id="id2" draw:layer="layout" svg:width="4.128cm" svg:height="1.587cm" svg:x="3.222cm" svg:y="19.003cm">
          <text:p text:style-name="P5"><text:span text:style-name="T3">Output:</text:span></text:p>
          <text:p text:style-name="P5"><text:span text:style-name="T3">Score display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.287cm" svg:y1="16.875cm" svg:x2="5.286cm" svg:y2="19.003cm" draw:start-shape="id1" draw:start-glue-point="8" draw:end-shape="id2" draw:end-glue-point="0" svg:d="M5287 16875l-1 2128" svg:viewBox="0 0 2 2129">
          <text:p/>
        </draw:connector>
        <draw:custom-shape draw:style-name="gr4" draw:text-style-name="P8" xml:id="id4" draw:id="id4" draw:layer="layout" svg:width="4.127cm" svg:height="1.587cm" svg:x="1cm" svg:y="6.715cm">
          <text:p text:style-name="P5"><text:span text:style-name="T4">place_value_dr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7" draw:layer="layout" draw:type="curve" svg:x1="3.222cm" svg:y1="5.127cm" svg:x2="1.604cm" svg:y2="6.947cm" draw:start-shape="id3" draw:start-glue-point="6" draw:end-shape="id4" draw:end-glue-point="5" svg:d="M3222 5127c-1079 0-1618 606-1618 1820" svg:viewBox="0 0 1619 1821">
          <text:p/>
        </draw:connector>
        <draw:connector draw:style-name="gr8" draw:text-style-name="P7" draw:layer="layout" draw:type="curve" svg:x1="3.064cm" svg:y1="6.715cm" svg:x2="3.873cm" svg:y2="5.801cm" draw:start-shape="id4" draw:start-glue-point="4" draw:end-shape="id3" draw:end-glue-point="7" svg:d="M3064 6715c0-475 809-19 809-914" svg:viewBox="0 0 810 915">
          <text:p/>
        </draw:connector>
        <draw:connector draw:style-name="gr8" draw:text-style-name="P7" draw:layer="layout" draw:type="curve" svg:x1="5.445cm" svg:y1="6.08cm" svg:x2="5.286cm" svg:y2="9.255cm" draw:start-shape="id3" draw:start-glue-point="8" draw:end-shape="id5" draw:end-glue-point="4" svg:d="M5445 6080c0 2382-159 795-159 3175" svg:viewBox="0 0 160 3176">
          <text:p/>
        </draw:connector>
        <draw:custom-shape draw:style-name="gr4" draw:text-style-name="P4" xml:id="id6" draw:id="id6" draw:layer="layout" svg:width="4.127cm" svg:height="1.587cm" svg:x="1cm" svg:y="12.113cm">
          <text:p text:style-name="P3"><text:span text:style-name="T2">clock_divi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7" draw:layer="layout" draw:type="curve" svg:x1="3.222cm" svg:y1="10.208cm" svg:x2="1.604cm" svg:y2="12.345cm" draw:start-shape="id5" draw:start-glue-point="6" draw:end-shape="id6" draw:end-glue-point="5" svg:d="M3222 10208c-1079 0-1618 712-1618 2137" svg:viewBox="0 0 1619 2138">
          <text:p/>
        </draw:connector>
        <draw:connector draw:style-name="gr8" draw:text-style-name="P7" draw:layer="layout" draw:type="curve" draw:line-skew="0.1cm" svg:x1="3.064cm" svg:y1="12.113cm" svg:x2="3.826cm" svg:y2="10.881cm" draw:start-shape="id6" draw:start-glue-point="4" draw:end-shape="id5" draw:end-glue-point="7" svg:d="M3064 12113c0-565 762 50 762-1232" svg:viewBox="0 0 763 1233">
          <text:p/>
        </draw:connector>
        <draw:connector draw:style-name="gr9" draw:text-style-name="P7" draw:layer="layout" draw:type="line" svg:x1="5.286cm" svg:y1="11.16cm" svg:x2="5.287cm" svg:y2="15.288cm" draw:start-shape="id5" draw:start-glue-point="8" draw:end-shape="id1" draw:end-glue-point="4" svg:d="M5286 11160l1 4128" svg:viewBox="0 0 2 4129">
          <text:p/>
        </draw:connector>
        <draw:connector draw:style-name="gr10" draw:text-style-name="P7" draw:layer="layout" draw:type="line" svg:x1="13.97cm" svg:y1="2.27cm" svg:x2="5.445cm" svg:y2="4.174cm" draw:start-shape="id7" draw:start-glue-point="6" draw:end-shape="id3" draw:end-glue-point="4" svg:d="M13970 2270l-8525 1904" svg:viewBox="0 0 8526 1905">
          <text:p/>
        </draw:connector>
        <draw:custom-shape draw:style-name="gr11" draw:text-style-name="P4" xml:id="id10" draw:id="id10" draw:layer="layout" svg:width="4.763cm" svg:height="1.905cm" svg:x="8.937cm" svg:y="5.127cm">
          <text:p text:style-name="P3"><text:span text:style-name="T2">username_selec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4" xml:id="id11" draw:id="id11" draw:layer="layout" svg:width="4.127cm" svg:height="1.905cm" svg:x="9.255cm" svg:y="9.255cm">
          <text:p text:style-name="P3"><text:span text:style-name="T2">sev_seg_dr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4" xml:id="id8" draw:id="id8" draw:layer="layout" svg:width="4.762cm" svg:height="2.222cm" svg:x="8.938cm" svg:y="14.652cm">
          <text:p text:style-name="P3"><text:span text:style-name="T2">sev_seg_deco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xml:id="id9" draw:id="id9" draw:layer="layout" svg:width="4.128cm" svg:height="1.587cm" svg:x="9.254cm" svg:y="19.003cm">
          <text:p text:style-name="P5"><text:span text:style-name="T3">Output:</text:span></text:p>
          <text:p text:style-name="P5"><text:span text:style-name="T3">Username display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1.319cm" svg:y1="16.874cm" svg:x2="11.318cm" svg:y2="19.003cm" draw:start-shape="id8" draw:start-glue-point="8" draw:end-shape="id9" draw:end-glue-point="0" svg:d="M11319 16874l-1 2129" svg:viewBox="0 0 2 2130">
          <text:p/>
        </draw:connector>
        <draw:connector draw:style-name="gr8" draw:text-style-name="P7" draw:layer="layout" draw:type="curve" svg:x1="11.319cm" svg:y1="7.032cm" svg:x2="11.319cm" svg:y2="9.255cm" draw:start-shape="id10" draw:start-glue-point="8" draw:end-shape="id11" draw:end-glue-point="4" svg:d="M11319 7032v2223" svg:viewBox="0 0 1 2224">
          <text:p/>
        </draw:connector>
        <draw:custom-shape draw:style-name="gr4" draw:text-style-name="P4" xml:id="id12" draw:id="id12" draw:layer="layout" svg:width="4.127cm" svg:height="1.587cm" svg:x="7.032cm" svg:y="12.113cm">
          <text:p text:style-name="P3"><text:span text:style-name="T2">clock_divi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7" draw:layer="layout" draw:type="curve" svg:x1="9.255cm" svg:y1="10.208cm" svg:x2="7.636cm" svg:y2="12.345cm" draw:start-shape="id11" draw:start-glue-point="6" draw:end-shape="id12" draw:end-glue-point="5" svg:d="M9255 10208c-1080 0-1619 712-1619 2137" svg:viewBox="0 0 1620 2138">
          <text:p/>
        </draw:connector>
        <draw:connector draw:style-name="gr8" draw:text-style-name="P7" draw:layer="layout" draw:type="curve" draw:line-skew="0.1cm" svg:x1="9.096cm" svg:y1="12.113cm" svg:x2="9.859cm" svg:y2="10.881cm" draw:start-shape="id12" draw:start-glue-point="4" draw:end-shape="id11" draw:end-glue-point="7" svg:d="M9096 12113c0-565 763 50 763-1232" svg:viewBox="0 0 764 1233">
          <text:p/>
        </draw:connector>
        <draw:connector draw:style-name="gr9" draw:text-style-name="P7" draw:layer="layout" draw:type="line" svg:x1="11.319cm" svg:y1="11.16cm" svg:x2="11.319cm" svg:y2="14.652cm" draw:start-shape="id11" draw:start-glue-point="8" draw:end-shape="id8" draw:end-glue-point="4" svg:d="M11319 11160v3492" svg:viewBox="0 0 1 3493">
          <text:p/>
        </draw:connector>
        <draw:connector draw:style-name="gr14" draw:text-style-name="P7" draw:layer="layout" draw:type="line" svg:x1="13.97cm" svg:y1="2.27cm" svg:x2="11.319cm" svg:y2="5.127cm" draw:start-shape="id7" draw:start-glue-point="6" draw:end-shape="id10" draw:end-glue-point="4" svg:d="M13970 2270l-2651 2857" svg:viewBox="0 0 2652 2858">
          <text:p/>
        </draw:connector>
        <draw:custom-shape draw:style-name="gr15" draw:text-style-name="P9" xml:id="id21" draw:id="id21" draw:layer="layout" svg:width="4.763cm" svg:height="2.223cm" svg:x="2.904cm" svg:y="1.317cm">
          <text:p text:style-name="P3"><text:span text:style-name="T2">button_deboun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4" xml:id="id13" draw:id="id13" draw:layer="layout" svg:width="3.81cm" svg:height="1.588cm" svg:x="17.827cm" svg:y="1.635cm">
          <text:p text:style-name="P3"><text:span text:style-name="T2">hdmi_ou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7" draw:layer="layout" draw:type="line" svg:x1="15.978cm" svg:y1="1.635cm" svg:x2="17.827cm" svg:y2="2.429cm" draw:start-shape="id7" draw:start-glue-point="7" draw:end-shape="id13" draw:end-glue-point="6" svg:d="M15978 1635l1849 794" svg:viewBox="0 0 1850 795">
          <text:p/>
        </draw:connector>
        <draw:custom-shape draw:style-name="gr3" draw:text-style-name="P8" xml:id="id14" draw:id="id14" draw:layer="layout" svg:width="4.128cm" svg:height="1.905cm" svg:x="14.97cm" svg:y="13.065cm">
          <text:p text:style-name="P5"><text:span text:style-name="T4">clock_gen/timing_generator/rgb2tdm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8" xml:id="id15" draw:id="id15" draw:layer="layout" svg:width="4.128cm" svg:height="1.905cm" svg:x="14.97cm" svg:y="15.922cm">
          <text:p text:style-name="P5"><text:span text:style-name="T4">tdms_encoder/serializ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7" draw:layer="layout" draw:type="curve" svg:x1="17.034cm" svg:y1="14.97cm" svg:x2="17.034cm" svg:y2="15.922cm" draw:start-shape="id14" draw:start-glue-point="8" draw:end-shape="id15" draw:end-glue-point="4" svg:d="M17034 14970v952" svg:viewBox="0 0 1 953">
          <text:p/>
        </draw:connector>
        <draw:custom-shape draw:style-name="gr5" draw:text-style-name="P6" xml:id="id16" draw:id="id16" draw:layer="layout" svg:width="4.128cm" svg:height="1.587cm" svg:x="14.969cm" svg:y="19.003cm">
          <text:p text:style-name="P5"><text:span text:style-name="T3">Output:</text:span></text:p>
          <text:p text:style-name="P5"><text:span text:style-name="T3">HDMI port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17.034cm" svg:y1="17.827cm" svg:x2="17.033cm" svg:y2="19.003cm" draw:start-shape="id15" draw:start-glue-point="8" draw:end-shape="id16" draw:end-glue-point="0" svg:d="M17034 17827l-1 1176" svg:viewBox="0 0 2 1177">
          <text:p/>
        </draw:connector>
        <draw:connector draw:style-name="gr19" draw:text-style-name="P7" draw:layer="layout" draw:type="curve" draw:line-skew="-4.592cm" svg:x1="18.385cm" svg:y1="2.991cm" svg:x2="15.574cm" svg:y2="13.344cm" draw:start-shape="id13" draw:start-glue-point="7" draw:end-shape="id14" draw:end-glue-point="5" svg:d="M18385 2991c0 841-2811-4335-2811 10353" svg:viewBox="0 0 2812 10582">
          <text:p/>
        </draw:connector>
        <draw:custom-shape draw:style-name="gr20" draw:text-style-name="P4" xml:id="id17" draw:id="id17" draw:layer="layout" svg:width="3.81cm" svg:height="1.587cm" svg:x="16.875cm" svg:y="4.175cm">
          <text:p text:style-name="P3"><text:span text:style-name="T2">object_buff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0" draw:layer="layout" draw:type="line" svg:x1="19.732cm" svg:y1="3.223cm" svg:x2="18.78cm" svg:y2="4.175cm" draw:start-shape="id13" draw:start-glue-point="8" draw:end-shape="id17" draw:end-glue-point="4" svg:d="M19732 3223l-952 952" svg:viewBox="0 0 953 953">
          <text:p text:style-name="P5"><text:span text:style-name="T5"/></text:p>
        </draw:connector>
        <draw:custom-shape draw:style-name="gr22" draw:text-style-name="P4" xml:id="id18" draw:id="id18" draw:layer="layout" svg:width="3.493cm" svg:height="1.271cm" svg:x="15.922cm" svg:y="7.349cm">
          <text:p text:style-name="P3"><text:span text:style-name="T2">maze_dra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xml:id="id19" draw:id="id19" draw:layer="layout" svg:width="4.127cm" svg:height="1.588cm" svg:x="16.24cm" svg:y="8.937cm">
          <text:p text:style-name="P3"><text:span text:style-name="T2">pacman_dra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4" xml:id="id20" draw:id="id20" draw:layer="layout" svg:width="3.493cm" svg:height="1.271cm" svg:x="17.827cm" svg:y="10.842cm">
          <text:p text:style-name="P3"><text:span text:style-name="T2">ghost_dra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11" draw:layer="layout" draw:type="curve" svg:x1="17.669cm" svg:y1="7.349cm" svg:x2="17.433cm" svg:y2="5.53cm" draw:start-shape="id18" draw:start-glue-point="4" draw:end-shape="id17" draw:end-glue-point="7" svg:d="M17669 7349c0-1191-236-282-236-1819" svg:viewBox="0 0 237 1820">
          <text:p/>
        </draw:connector>
        <draw:connector draw:style-name="gr25" draw:text-style-name="P11" draw:layer="layout" draw:type="curve" draw:line-skew="-0.577cm" svg:x1="18.78cm" svg:y1="5.762cm" svg:x2="19.763cm" svg:y2="9.169cm" draw:start-shape="id17" draw:start-glue-point="8" draw:end-shape="id19" draw:end-glue-point="11" svg:d="M18780 5762c0 1516 983-187 983 3407" svg:viewBox="0 0 984 3408">
          <text:p/>
        </draw:connector>
        <draw:connector draw:style-name="gr26" draw:text-style-name="P11" draw:layer="layout" draw:type="curve" draw:line-skew="-0.482cm" svg:x1="20.809cm" svg:y1="11.028cm" svg:x2="20.127cm" svg:y2="5.53cm" draw:start-shape="id20" draw:start-glue-point="11" draw:end-shape="id17" draw:end-glue-point="9" svg:d="M20809 11028c0-4812-682-2063-682-5498" svg:viewBox="0 0 683 5499">
          <text:p/>
        </draw:connector>
        <draw:connector draw:style-name="gr27" draw:text-style-name="P11" draw:layer="layout" draw:type="line" svg:x1="11.962cm" svg:y1="1.635cm" svg:x2="7.667cm" svg:y2="2.429cm" draw:start-shape="id7" draw:start-glue-point="5" draw:end-shape="id21" draw:end-glue-point="10" svg:d="M11962 1635l-4295 794" svg:viewBox="0 0 4296 795">
          <text:p/>
        </draw:connector>
        <draw:custom-shape draw:style-name="gr16" draw:text-style-name="P4" xml:id="id22" draw:id="id22" draw:layer="layout" svg:width="3.81cm" svg:height="1.588cm" svg:x="23.13cm" svg:y="1.635cm">
          <text:p text:style-name="P3"><text:span text:style-name="T2">ghost_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" draw:text-style-name="P11" draw:layer="layout" draw:type="line" svg:x1="21.637cm" svg:y1="2.429cm" svg:x2="23.13cm" svg:y2="2.429cm" draw:start-shape="id13" draw:start-glue-point="10" draw:end-shape="id22" draw:end-glue-point="6" svg:d="M21637 2429h1493" svg:viewBox="0 0 1494 1">
          <text:p/>
        </draw:connector>
        <draw:custom-shape draw:style-name="gr29" draw:text-style-name="P4" xml:id="id23" draw:id="id23" draw:layer="layout" svg:width="2.54cm" svg:height="1.271cm" svg:x="24.4cm" svg:y="3.54cm">
          <text:p text:style-name="P3"><text:span text:style-name="T2">pacm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4" xml:id="id24" draw:id="id24" draw:layer="layout" svg:width="2.223cm" svg:height="1.271cm" svg:x="24.717cm" svg:y="5.127cm">
          <text:p text:style-name="P3"><text:span text:style-name="T2">ink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4" xml:id="id25" draw:id="id25" draw:layer="layout" svg:width="1.905cm" svg:height="1.27cm" svg:x="25.035cm" svg:y="6.715cm">
          <text:p text:style-name="P3"><text:span text:style-name="T2">pink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4" xml:id="id29" draw:id="id29" draw:layer="layout" svg:width="3.493cm" svg:height="1.271cm" svg:x="23.225cm" svg:y="13.382cm">
          <text:p text:style-name="P3"><text:span text:style-name="T2">collis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4" xml:id="id27" draw:id="id27" draw:layer="layout" svg:width="1.905cm" svg:height="1.27cm" svg:x="25.035cm" svg:y="10.525cm">
          <text:p text:style-name="P3"><text:span text:style-name="T2">cly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xml:id="id26" draw:id="id26" draw:layer="layout" svg:width="2.128cm" svg:height="1.27cm" svg:x="24.812cm" svg:y="8.62cm">
          <text:p text:style-name="P3"><text:span text:style-name="T2">blink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3" draw:text-style-name="P11" draw:layer="layout" draw:type="line" svg:x1="24.4cm" svg:y1="4.176cm" svg:x2="21.079cm" svg:y2="2.991cm" draw:start-shape="id23" draw:start-glue-point="6" draw:end-shape="id13" draw:end-glue-point="9" svg:d="M24400 4176l-3321-1185" svg:viewBox="0 0 3322 1186">
          <text:p/>
        </draw:connector>
        <draw:connector draw:style-name="gr34" draw:text-style-name="P11" draw:layer="layout" draw:type="line" svg:x1="24.717cm" svg:y1="5.763cm" svg:x2="21.079cm" svg:y2="2.991cm" draw:start-shape="id24" draw:start-glue-point="6" draw:end-shape="id13" draw:end-glue-point="9" svg:d="M24717 5763l-3638-2772" svg:viewBox="0 0 3639 2773">
          <text:p/>
        </draw:connector>
        <draw:connector draw:style-name="gr35" draw:text-style-name="P11" draw:layer="layout" draw:type="line" svg:x1="25.035cm" svg:y1="7.35cm" svg:x2="21.079cm" svg:y2="2.991cm" draw:start-shape="id25" draw:start-glue-point="6" draw:end-shape="id13" draw:end-glue-point="9" svg:d="M25035 7350l-3956-4359" svg:viewBox="0 0 3957 4360">
          <text:p/>
        </draw:connector>
        <draw:connector draw:style-name="gr36" draw:text-style-name="P11" draw:layer="layout" draw:type="line" svg:x1="24.812cm" svg:y1="9.255cm" svg:x2="21.079cm" svg:y2="2.991cm" draw:start-shape="id26" draw:start-glue-point="6" draw:end-shape="id13" draw:end-glue-point="9" svg:d="M24812 9255l-3733-6264" svg:viewBox="0 0 3734 6265">
          <text:p/>
        </draw:connector>
        <draw:connector draw:style-name="gr37" draw:text-style-name="P11" draw:layer="layout" draw:type="line" svg:x1="25.035cm" svg:y1="11.16cm" svg:x2="21.079cm" svg:y2="2.991cm" draw:start-shape="id27" draw:start-glue-point="6" draw:end-shape="id13" draw:end-glue-point="9" svg:d="M25035 11160l-3956-8169" svg:viewBox="0 0 3957 8170">
          <text:p/>
        </draw:connector>
        <draw:custom-shape draw:style-name="gr22" draw:text-style-name="P4" xml:id="id28" draw:id="id28" draw:layer="layout" svg:width="3.493cm" svg:height="1.271cm" svg:x="18.78cm" svg:y="12.43cm">
          <text:p text:style-name="P3"><text:span text:style-name="T2">dots_dra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11" draw:layer="layout" draw:type="curve" svg:x1="21.762cm" svg:y1="12.616cm" svg:x2="20.685cm" svg:y2="4.969cm" draw:start-shape="id28" draw:start-glue-point="11" draw:end-shape="id17" draw:end-glue-point="10" svg:d="M21762 12616c0-5098-359-7647-1077-7647" svg:viewBox="0 0 1078 7648">
          <text:p/>
        </draw:connector>
        <draw:connector draw:style-name="gr39" draw:text-style-name="P11" draw:layer="layout" draw:type="line" svg:x1="24.972cm" svg:y1="13.382cm" svg:x2="21.079cm" svg:y2="2.991cm" draw:start-shape="id29" draw:start-glue-point="4" draw:end-shape="id13" draw:end-glue-point="9" svg:d="M24972 13382l-3893-10391" svg:viewBox="0 0 3894 103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9T20:56:28.205000000</meta:creation-date>
    <dc:date>2024-04-09T21:51:44.140000000</dc:date>
    <meta:editing-duration>PT11M29S</meta:editing-duration>
    <meta:editing-cycles>3</meta:editing-cycles>
    <meta:generator>LibreOffice/24.2.2.2$Windows_X86_64 LibreOffice_project/d56cc158d8a96260b836f100ef4b4ef25d6f1a01</meta:generator>
    <meta:document-statistic meta:object-count="60"/>
  </office:meta>
</office:document-meta>
</file>